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AB2700006BB300004949A379B9592E122F30.svg" manifest:media-type="image/svg+xml"/>
  <manifest:file-entry manifest:full-path="Pictures/10000201000003590000024740CCC3106671A06D.png" manifest:media-type="image/png"/>
  <manifest:file-entry manifest:full-path="Pictures/1000596500006D1700004FFA9CBBFBCC991B946E.svg" manifest:media-type="image/svg+xml"/>
  <manifest:file-entry manifest:full-path="Pictures/10000FF70000513C00004E019D0F13D5F51F9A16.svg" manifest:media-type="image/svg+xml"/>
  <manifest:file-entry manifest:full-path="Pictures/100002010000033A0000025EAAC84D9008150DED.png" manifest:media-type="image/png"/>
  <manifest:file-entry manifest:full-path="Pictures/10000201000002D2000002B55EC80F2D000495D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2.05cm" fo:min-width="6.1cm"/>
    </style:style>
    <style:style style:name="gr2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3465a4" draw:marker-end="Arrow" draw:marker-end-width="0.3cm" draw:fill="solid" draw:fill-color="#fffff0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draw:stroke="none" svg:stroke-color="#000000" draw:fill="none" draw:fill-color="#ffffff" fo:min-height="1.05cm"/>
    </style:style>
    <style:style style:name="gr6" style:family="graphic" style:parent-style-name="standard">
      <style:graphic-properties draw:stroke="none" svg:stroke-color="#000000" draw:fill="none" draw:fill-color="#ffffff" fo:min-height="1.3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0"/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1" draw:layer="layout" svg:width="6.6cm" svg:height="2.3cm" svg:x="20.8cm" svg:y="14.9cm">
          <text:p/>
          <draw:enhanced-geometry svg:viewBox="0 0 21600 21600" draw:type="rectangle" draw:enhanced-path="M 0 0 L 21600 0 21600 21600 0 21600 0 0 Z N"/>
        </draw:custom-shape>
        <draw:frame draw:name="undraw_hacker_mind_6y85(1).svg" draw:style-name="gr2" draw:text-style-name="P2" draw:layer="layout" svg:width="7.203cm" svg:height="4.901cm" svg:x="1.4cm" svg:y="8.399cm">
          <draw:image xlink:href="Pictures/1000AB2700006BB300004949A379B9592E122F30.svg" xlink:type="simple" xlink:show="embed" xlink:actuate="onLoad" loext:mime-type="image/svg+xml">
            <text:p/>
          </draw:image>
          <draw:image xlink:href="Pictures/10000201000003590000024740CCC3106671A06D.png" xlink:type="simple" xlink:show="embed" xlink:actuate="onLoad" loext:mime-type="image/png"/>
          <svg:title>hacker_mind</svg:title>
        </draw:frame>
        <draw:frame draw:name="undraw_server_status_5pbv.svg" draw:style-name="gr2" draw:text-style-name="P2" draw:layer="layout" svg:width="8.115cm" svg:height="5.949cm" svg:x="20.3cm" svg:y="7.7cm">
          <draw:image xlink:href="Pictures/1000596500006D1700004FFA9CBBFBCC991B946E.svg" xlink:type="simple" xlink:show="embed" xlink:actuate="onLoad" loext:mime-type="image/svg+xml">
            <text:p/>
          </draw:image>
          <draw:image xlink:href="Pictures/100002010000033A0000025EAAC84D9008150DED.png" xlink:type="simple" xlink:show="embed" xlink:actuate="onLoad" loext:mime-type="image/png"/>
          <svg:title>server status</svg:title>
        </draw:frame>
        <draw:frame draw:name="undraw_account_490v.svg" draw:style-name="gr2" draw:text-style-name="P2" draw:layer="layout" svg:width="3.485cm" svg:height="3.347cm" svg:x="13cm" svg:y="8.4cm">
          <draw:image xlink:href="Pictures/10000FF70000513C00004E019D0F13D5F51F9A16.svg" xlink:type="simple" xlink:show="embed" xlink:actuate="onLoad" loext:mime-type="image/svg+xml">
            <text:p/>
          </draw:image>
          <draw:image xlink:href="Pictures/10000201000002D2000002B55EC80F2D000495DE.png" xlink:type="simple" xlink:show="embed" xlink:actuate="onLoad" loext:mime-type="image/png"/>
          <svg:title>account</svg:title>
        </draw:frame>
        <draw:frame draw:name="undraw_account_490v.svg" draw:style-name="gr2" draw:text-style-name="P2" draw:layer="layout" svg:width="3.485cm" svg:height="3.347cm" svg:x="13.1cm" svg:y="4.7cm">
          <draw:image xlink:href="Pictures/10000201000002D2000002B55EC80F2D000495DE.png" xlink:type="simple" xlink:show="embed" xlink:actuate="onLoad" loext:mime-type="image/png">
            <text:p/>
          </draw:image>
          <draw:image xlink:href="Pictures/10000201000002D2000002B55EC80F2D000495DE.png" xlink:type="simple" xlink:show="embed" xlink:actuate="onLoad" loext:mime-type="image/png"/>
          <svg:title>account</svg:title>
        </draw:frame>
        <draw:frame draw:name="undraw_account_490v.svg" draw:style-name="gr2" draw:text-style-name="P2" draw:layer="layout" svg:width="3.485cm" svg:height="3.347cm" svg:x="13.115cm" svg:y="1.153cm">
          <draw:image xlink:href="Pictures/10000201000002D2000002B55EC80F2D000495DE.png" xlink:type="simple" xlink:show="embed" xlink:actuate="onLoad" loext:mime-type="image/png">
            <text:p/>
          </draw:image>
          <draw:image xlink:href="Pictures/10000201000002D2000002B55EC80F2D000495DE.png" xlink:type="simple" xlink:show="embed" xlink:actuate="onLoad" loext:mime-type="image/png"/>
          <svg:title>account</svg:title>
        </draw:frame>
        <draw:frame draw:name="undraw_account_490v.svg" draw:style-name="gr2" draw:text-style-name="P2" draw:layer="layout" svg:width="3.485cm" svg:height="3.347cm" svg:x="13.3cm" svg:y="12.053cm">
          <draw:image xlink:href="Pictures/10000201000002D2000002B55EC80F2D000495DE.png" xlink:type="simple" xlink:show="embed" xlink:actuate="onLoad" loext:mime-type="image/png">
            <text:p/>
          </draw:image>
          <draw:image xlink:href="Pictures/10000201000002D2000002B55EC80F2D000495DE.png" xlink:type="simple" xlink:show="embed" xlink:actuate="onLoad" loext:mime-type="image/png"/>
          <svg:title>account</svg:title>
        </draw:frame>
        <draw:frame draw:name="undraw_account_490v.svg" draw:style-name="gr2" draw:text-style-name="P2" draw:layer="layout" svg:width="3.485cm" svg:height="3.347cm" svg:x="13.415cm" svg:y="15.8cm">
          <draw:image xlink:href="Pictures/10000201000002D2000002B55EC80F2D000495DE.png" xlink:type="simple" xlink:show="embed" xlink:actuate="onLoad" loext:mime-type="image/png">
            <text:p/>
          </draw:image>
          <draw:image xlink:href="Pictures/10000201000002D2000002B55EC80F2D000495DE.png" xlink:type="simple" xlink:show="embed" xlink:actuate="onLoad" loext:mime-type="image/png"/>
          <svg:title>account</svg:title>
        </draw:frame>
        <draw:line draw:style-name="gr3" draw:text-style-name="P3" draw:layer="layout" svg:x1="8cm" svg:y1="8.4cm" svg:x2="12.9cm" svg:y2="3cm">
          <text:p/>
        </draw:line>
        <draw:line draw:style-name="gr3" draw:text-style-name="P3" draw:layer="layout" svg:x1="8.1cm" svg:y1="9.4cm" svg:x2="13.1cm" svg:y2="7.1cm">
          <text:p/>
        </draw:line>
        <draw:line draw:style-name="gr3" draw:text-style-name="P3" draw:layer="layout" svg:x1="8.3cm" svg:y1="10.7cm" svg:x2="13.1cm" svg:y2="10.6cm">
          <text:p/>
        </draw:line>
        <draw:line draw:style-name="gr3" draw:text-style-name="P3" draw:layer="layout" svg:x1="8cm" svg:y1="11.5cm" svg:x2="13.1cm" svg:y2="13.8cm">
          <text:p/>
        </draw:line>
        <draw:line draw:style-name="gr3" draw:text-style-name="P3" draw:layer="layout" svg:x1="7.9cm" svg:y1="12.3cm" svg:x2="13.2cm" svg:y2="17.5cm">
          <text:p/>
        </draw:line>
        <draw:line draw:style-name="gr3" draw:text-style-name="P3" draw:layer="layout" svg:x1="17.1cm" svg:y1="2.7cm" svg:x2="20.8cm" svg:y2="8.3cm">
          <text:p/>
        </draw:line>
        <draw:line draw:style-name="gr3" draw:text-style-name="P3" draw:layer="layout" svg:x1="16.8cm" svg:y1="6.3cm" svg:x2="20.4cm" svg:y2="10.2cm">
          <text:p/>
        </draw:line>
        <draw:line draw:style-name="gr3" draw:text-style-name="P3" draw:layer="layout" svg:x1="16.8cm" svg:y1="10.1cm" svg:x2="20.3cm" svg:y2="11.2cm">
          <text:p/>
        </draw:line>
        <draw:line draw:style-name="gr3" draw:text-style-name="P3" draw:layer="layout" svg:x1="17cm" svg:y1="14.1cm" svg:x2="20.3cm" svg:y2="12.3cm">
          <text:p/>
        </draw:line>
        <draw:line draw:style-name="gr3" draw:text-style-name="P3" draw:layer="layout" svg:x1="17.3cm" svg:y1="18cm" svg:x2="21.2cm" svg:y2="13.4cm">
          <text:p/>
        </draw:line>
        <draw:frame draw:style-name="gr4" draw:text-style-name="P5" draw:layer="layout" svg:width="3.7cm" svg:height="1.673cm" svg:x="3.1cm" svg:y="13.6cm">
          <draw:text-box>
            <text:p text:style-name="P4"><text:span text:style-name="T1">Attacker</text:span></text:p>
          </draw:text-box>
        </draw:frame>
        <draw:frame draw:style-name="gr5" draw:text-style-name="P5" draw:layer="layout" svg:width="5.3cm" svg:height="1.3cm" svg:x="12.9cm" svg:y="19.4cm">
          <draw:text-box>
            <text:p text:style-name="P4"><text:span text:style-name="T1">Spam Accounts</text:span></text:p>
          </draw:text-box>
        </draw:frame>
        <draw:frame draw:style-name="gr6" draw:text-style-name="P5" draw:layer="layout" svg:width="3.9cm" svg:height="1.6cm" svg:x="23.4cm" svg:y="13.8cm">
          <draw:text-box>
            <text:p text:style-name="P4"><text:span text:style-name="T1">Serv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HK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9T15:12:12.524000000</meta:creation-date>
    <dc:date>2020-03-29T17:31:05.075000000</dc:date>
    <meta:editing-duration>PT2H5M45S</meta:editing-duration>
    <meta:editing-cycles>2</meta:editing-cycles>
    <meta:generator>LibreOffice/6.2.2.2$Windows_X86_64 LibreOffice_project/2b840030fec2aae0fd2658d8d4f9548af4e3518d</meta:generator>
    <meta:document-statistic meta:object-count="21"/>
  </office:meta>
</office:document-meta>
</file>